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Fonts/Font_Linux_Libertine_G_4.ttf" manifest:media-type="application/x-font-ttf"/>
  <manifest:file-entry manifest:full-path="Fonts/Font_Linux_Libertine_G_3.ttf" manifest:media-type="application/x-font-ttf"/>
  <manifest:file-entry manifest:full-path="Fonts/Font_Linux_Libertine_G_2.ttf" manifest:media-type="application/x-font-ttf"/>
  <manifest:file-entry manifest:full-path="Fonts/Font_Linux_Libertine_G_1.ttf" manifest:media-type="application/x-font-ttf"/>
  <manifest:file-entry manifest:full-path="Fonts/Font_Liberation_Sans_4.ttf" manifest:media-type="application/x-font-ttf"/>
  <manifest:file-entry manifest:full-path="Fonts/Font_Liberation_Sans_3.ttf" manifest:media-type="application/x-font-ttf"/>
  <manifest:file-entry manifest:full-path="Fonts/Font_Liberation_Sans_2.ttf" manifest:media-type="application/x-font-ttf"/>
  <manifest:file-entry manifest:full-path="Fonts/Font_Liberation_Sans_1.ttf" manifest:media-type="application/x-font-tt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Linux Libertine G" svg:font-family="'Linux Libertine G'" style:font-family-generic="system" style:font-pitch="variable">
      <svg:font-face-src>
        <svg:font-face-uri xlink:href="Fonts/Font_Linux_Libertine_G_1.ttf" xlink:type="simple" loext:font-style="normal" loext:font-weight="normal">
          <svg:font-face-format svg:string="truetype"/>
        </svg:font-face-uri>
        <svg:font-face-uri xlink:href="Fonts/Font_Linux_Libertine_G_2.ttf" xlink:type="simple" loext:font-style="normal" loext:font-weight="bold">
          <svg:font-face-format svg:string="truetype"/>
        </svg:font-face-uri>
        <svg:font-face-uri xlink:href="Fonts/Font_Linux_Libertine_G_3.ttf" xlink:type="simple" loext:font-style="italic" loext:font-weight="normal">
          <svg:font-face-format svg:string="truetype"/>
        </svg:font-face-uri>
        <svg:font-face-uri xlink:href="Fonts/Font_Linux_Libertine_G_4.ttf" xlink:type="simple" loext:font-style="italic" loext:font-weight="bold">
          <svg:font-face-format svg:string="truetype"/>
        </svg:font-face-uri>
      </svg:font-face-src>
    </style:font-face>
  </office:font-face-decls>
  <office:automatic-styles>
    <style:style style:name="P1" style:family="paragraph" style:parent-style-name="Standard">
      <style:text-properties fo:color="#333333" loext:opacity="100%" fo:font-size="12pt" style:font-size-asian="12pt" style:font-size-complex="12pt"/>
    </style:style>
    <style:style style:name="P2" style:family="paragraph" style:parent-style-name="Standard">
      <style:paragraph-properties fo:text-align="justify" style:justify-single-word="false"/>
      <style:text-properties fo:color="#333333" loext:opacity="100%" fo:font-size="12pt" style:font-size-asian="12pt" style:font-size-complex="12pt"/>
    </style:style>
    <style:style style:name="P3" style:family="paragraph" style:parent-style-name="Standard">
      <style:paragraph-properties fo:text-align="justify" style:justify-single-word="false"/>
      <style:text-properties fo:color="#333333" loext:opacity="100%" fo:font-size="12pt" fo:background-color="#f5f5f5" style:font-size-asian="12pt" style:font-size-complex="12pt"/>
    </style:style>
    <style:style style:name="P4" style:family="paragraph" style:parent-style-name="Standard">
      <style:paragraph-properties fo:text-align="justify" style:justify-single-word="false"/>
    </style:style>
    <style:style style:name="P5" style:family="paragraph" style:parent-style-name="Title" style:master-page-name="Standard">
      <style:paragraph-properties style:page-number="1"/>
    </style:style>
    <style:style style:name="P6" style:family="paragraph" style:parent-style-name="Standard">
      <style:paragraph-properties fo:text-align="justify" style:justify-single-word="false"/>
      <style:text-properties fo:color="#333333" loext:opacity="100%" fo:font-size="12pt" style:font-size-asian="12pt" style:font-size-complex="12pt"/>
    </style:style>
    <style:style style:name="P7" style:family="paragraph" style:parent-style-name="Standard">
      <style:paragraph-properties fo:text-align="justify" style:justify-single-word="false"/>
      <style:text-properties officeooo:paragraph-rsid="00131893"/>
    </style:style>
    <style:style style:name="T1" style:family="text">
      <style:text-properties fo:color="#333333" loext:opacity="100%" fo:font-size="12pt" style:font-size-asian="12pt" style:font-size-complex="12pt"/>
    </style:style>
    <style:style style:name="T2" style:family="text">
      <style:text-properties fo:color="#000000" loext:opacity="1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text-emphasize="none"/>
    </style:style>
    <style:style style:name="T3" style:family="text">
      <style:text-properties fo:color="#000000" loext:opacity="1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2pt" style:text-emphasize="none"/>
    </style:style>
    <style:style style:name="T4" style:family="text">
      <style:text-properties officeooo:rsid="0013472c"/>
    </style:style>
    <style:style style:name="T5" style:family="text">
      <style:text-properties officeooo:rsid="001369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bookmark text:name="_g7xe4a4duc7u"/>Text-Mer:</text:p>
      <text:p text:style-name="P1">En un taller treballen molts mecànics, però un mecànic en un sol taller a més a mecànic s'identifica amb codi mecànic que treballa en un taller, a més vull saber de taller el seu codi taller que l'identifica, el nom de taller i la seva adreça. En els tallers arriben automòbils dels quals és molt important conèixer la seva matrícula, la seva marca, el combustible, si ha passat la ITV, a més tenim diferents tipus com els autobusos que guardem l'aforament, també els cotxes, motocicletes i camions guardant num_portes, cv, pes_maxim _T respectivament.</text:p>
      <text:p text:style-name="P1"/>
      <text:p text:style-name="P1">De persones vull saber si són clients o no a més dels clients <text:span text:style-name="T5">vull saber </text:span>quants punts del permís de conduir tenen, tots ells comparteixen un DNI que els identifica, un nom, la seva edat i la seva adreça, els clients poden conduir molts automòbils, però només un automòbil alhora, passa el mateix amb els automòbils només ho pot conduir un client alhora, però el poden conduir diversos clients, a més de tot això vull saber el tipus d'assegurança que utilitzen. Un automòbil li pertany a una persona i un automòbil segur que té un propietari, d'altra banda, les persones poden tenir diversos automòbils o poden no tenir cap.</text:p>
      <text:p text:style-name="P1"/>
      <text:p text:style-name="P1">Vull saber els accidents que tenen una persona i un automòbil, a més d'accidents m'interessa al codi d'accident que l'identifica juntament amb la seva data i ubicació, en els accidents poden haver-hi moltes persones molts automòbils però només un accident</text:p>
      <text:p text:style-name="P1"/>
      <text:p text:style-name="P1"><text:span text:style-name="T4">Un doctor pot</text:span> atendre o no a persones i poden atendre moltes persones, <text:span text:style-name="T5">una persona tambe pot ser atesa per cap doctor o molts,</text:span> a més vull saber el seu informe mèdic i la data de la visita, del doctor només necessito el seu codi que l'identifica sense lloc a dubte, als hospitals m'interessa el codi d'hospital, la seva adreça i el nom, als hospitals treballen molts doctors, un doctor només pot treballar en un hospital, també hi ha molts doctors en un hospital i als hospitals treballa segur un doctor</text:p>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bookmark text:name="_fvfo0dxvpysd"/><text:soft-page-break/>Dades:</text:p>
      <text:p text:style-name="P2">En la base de dades volem guardar:</text:p>
      <text:p text:style-name="P2">un taller de nom Taller Paco que aquesta en Av. Barcelona 1 i de codi 25548, el seu empleat té el codi 54682, existeix un altre taller, anomenat Taller Jose, que aquesta en C/ Europa 10 amb codi 69891 i el seu empleat té el codi 94625.</text:p>
      <text:p text:style-name="P2"/>
      <text:p text:style-name="P2">també tenim a persones, Carlos de 19 anys d'edat que viu en C/ magallanes n19 el seu DNI és 47735239X, Veronica de 30 anys d'edat que viu en C/ europa 24 el seu DNI és 54875236D, Elias de 54 anys d'edat que viu en C/ Tatuatge 01 el seu DNI és 54872145F, Jean Pierre de 36 anys d'edat que viu en C/ Tulipa el seu DNI és 97588545P, Francisco de 29 anys d'edat que viu en C/ Santa Maria 06 el seu DNI és 58424697A</text:p>
      <text:p text:style-name="P2">els nostres clients són Carlos que té 10 punts en el carn, Elias que té 15 punts en el carn i Jean Pierre que té 1 punts en el carn, la resta de persones no són clients</text:p>
      <text:p text:style-name="P2"/>
      <text:p text:style-name="P2">els automòbils que estaran en la base de dades són, 2 autobusos de matricula 8989BLP, marca Mercedes amb un aforament de 50 persones i 89547JIP, de marca Tesles amb un aforament de 65 persones, els dos autobusos usen combustible Dièsel, tenen la ITV passada i pertanyen a Elias.</text:p>
      <text:p text:style-name="P2">també hi ha una motocicleta de matricula 666WWR de combustible Dièsel, marca Scorpa sense la ITV passada i amb un CV de 60, aquesta motocicleta pertany a Jean Pierre.</text:p>
      <text:p text:style-name="P2">hi ha un cotxe de matricula 4689YUL, el seu tipus de combustible és Gasolina és de la marca BMW té la ITV passada i també pertany a Elias.</text:p>
      <text:p text:style-name="P2">per ultimo existeix un camió de matricula 9070KLP, de combustible Gasolina i marca Volvo, el camió ha passat la ITV i pertany a Francisco</text:p>
      <text:p text:style-name="P2"/>
      <text:p text:style-name="P2">l'automòbil amb matricula 8989BLP és usat per Carlos i té una assegurança a tercers, l'Automòbil amb matricula 46891YUL és usat per Elias i té una assegurança a tot risc.</text:p>
      <text:p text:style-name="P2"/>
      <text:p text:style-name="P2"/>
      <text:p text:style-name="P2">els hospitals que tenim disponibles són, Sant Jaume I de codi 1001 i aquesta situat en la Pl Doctor Robert, Sant Jaume II, de codi 1002 que aquesta situat en la Pl Doctor Guardiet, Sant Jaume III de codi 1003 que aquesta situat en l'Av. Sant Sebastian i Sant Jaume IV de codi 1004 que aquesta situat en l'Av. Judes</text:p>
      <text:p text:style-name="P2"/>
      <text:p text:style-name="P2">els nostres doctors són els següents:</text:p>
      <text:p text:style-name="P2">el doctor de codi 12345 treballa 40h a l'hospital Sant Jaume II i té un salari de 2500€, el doctor de codi 15438 treballa 20h en Sant Jaume I i 20h en Sant Jaume II, pel seu treball cobra 1250€ en cada hospital, el doctor de codi 18456 treballa 40h a l'hospital Sant Jaume IV, cobra 3000€ pel seu treball i per ultim <text:soft-page-break/>el doctor de codi 14576 treballa 40h a l'hospital Sant Jaume III i cobra 2000€ pel seu treball</text:p>
      <text:p text:style-name="P2"/>
      <text:p text:style-name="P2">en la nostra base de dades haurien de constar 2 accidents, el primer de codigo 3333 que va ocórrer en C/ Josep i Maria en la data 10/10/2010 i el segon de codi 5678 el qual va succeir en l'Av. Barcelona en la data 20/01/2015</text:p>
      <text:p text:style-name="P2"/>
      <text:p text:style-name="P2">en l'accident de codi 3333 només hi ha in implicat, el DNI de l'implicat és 97588545P i la matricula de l'automòbil que conduïa és 6666WWR</text:p>
      <text:p text:style-name="P2">l'el accident de codi 5678 hi ha només un implicat que té com a DNI 54872145F i conduïa l'automòbil amb matricula 89547JIP</text:p>
      <text:p text:style-name="P2"/>
      <text:p text:style-name="P7"><text:span text:style-name="T1">l'automòbil amb matricula 6666WWR és reparat pel mecànic de codi 94625 que treballa en el taller </text:span><text:span text:style-name="T3">69891</text:span><text:span text:style-name="T1">, va ser reparat el 15/10/2010 i l'informe del mecànic el descriu com, “sinistre”</text:span></text:p>
      <text:p text:style-name="P2"/>
      <text:p text:style-name="P2">el doctor de codi 12345 atén la persona amb DNI 97588545P el 10/10/2010, aquesta visita té l'informe de codi 159753</text:p>
      <text:p text:style-name="P3"/>
      <text:p text:style-name="P4"/>
      <text:p text:style-name="P4"><text:s/></text:p>
      <text:p text:style-name="P4"/>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ca"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ca"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6-02-02T20:19:14.519644692</dc:date>
    <meta:editing-duration>PT31M57S</meta:editing-duration>
    <meta:editing-cycles>2</meta:editing-cycles>
    <meta:document-statistic meta:table-count="0" meta:image-count="0" meta:object-count="0" meta:page-count="3" meta:paragraph-count="24" meta:word-count="958" meta:character-count="5228" meta:non-whitespace-character-count="4292"/>
  </office:meta>
</office:document-meta>
</file>